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word_5f_list" style:display-name="word_list" style:family="table">
      <style:table-properties style:width="6.3in" table:align="margins" style:shadow="none" style:writing-mode="lr-tb"/>
    </style:style>
    <style:style style:name="word_5f_list.A" style:display-name="word_list.A" style:family="table-column">
      <style:table-column-properties style:column-width="3.15in" style:rel-column-width="4536*"/>
    </style:style>
    <style:style style:name="word_5f_list.A1" style:display-name="word_list.A1" style:family="table-cell">
      <style:table-cell-properties fo:padding="0.0382in" fo:border="none"/>
    </style:style>
    <style:style style:name="P1" style:family="paragraph" style:parent-style-name="code">
      <style:text-properties fo:font-variant="normal" fo:text-transform="none" fo:color="#000000" fo:letter-spacing="normal"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WWNum1"/>
    <style:style style:name="P9" style:family="paragraph" style:parent-style-name="Text_20_body">
      <style:paragraph-properties fo:margin-left="0in" fo:margin-right="0in" fo:text-indent="0in" style:auto-text-indent="false"/>
    </style:style>
    <style:style style:name="P10" style:family="paragraph" style:parent-style-name="Text_20_body" style:list-style-name="L2">
      <style:paragraph-properties fo:margin-left="0in" fo:margin-right="0in" fo:text-indent="0in" style:auto-text-indent="false"/>
    </style:style>
    <style:style style:name="P11" style:family="paragraph" style:parent-style-name="Text_20_body" style:list-style-name="L3">
      <style:paragraph-properties fo:margin-left="0in" fo:margin-right="0in" fo:text-indent="0in" style:auto-text-indent="false"/>
    </style:style>
    <style:style style:name="P12" style:family="paragraph" style:parent-style-name="Text_20_body">
      <style:paragraph-properties fo:margin-left="0in" fo:margin-right="0in" fo:text-align="justify" style:justify-single-word="false" fo:text-indent="0in" style:auto-text-indent="false"/>
    </style:style>
    <style:style style:name="P13" style:family="paragraph" style:parent-style-name="Heading_20_1" style:master-page-name="Standard">
      <style:paragraph-properties style:page-number="auto"/>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_RefHeading__486_2071450521"/>Doel<text:bookmark-end text:name="__RefHeading__486_2071450521"/></text:h>
      <text:list xml:id="list2163635627" text:style-name="L1">
        <text:list-item>
          <text:p text:style-name="P3">Creatie van een grafische user interface (GUI), om data én metadata samen in een containerformaat (i.e. Exportformaat) te verpakken.</text:p>
        </text:list-item>
        <text:list-item>
          <text:p text:style-name="P3">Het moet mogelijk zijn om een lijst van metadata-records toe te voegen aan deze container.</text:p>
        </text:list-item>
        <text:list-item>
          <text:p text:style-name="P3">wijzigingen in de data moet verifiëerbaar zijn</text:p>
        </text:list-item>
        <text:list-item>
          <text:p text:style-name="P3">Men moet de structuur van de data kunnen duidelijk maken.</text:p>
        </text:list-item>
        <text:list-item>
          <text:p text:style-name="P3">Gebruik van open standaarden, zowel bij het verpakken als bij het formaat van de metadata.</text:p>
        </text:list-item>
        <text:list-item>
          <text:p text:style-name="P3">algemene bruikbaarheid van het containerformaat. Vele containers zijn op maat gemaakt van één soort repository.</text:p>
        </text:list-item>
        <text:list-item>
          <text:p text:style-name="P3">Container moet opgeladen kunnen worden naar een online repository.</text:p>
        </text:list-item>
      </text:list>
      <text:p text:style-name="Text_20_body">Het is dus de bedoeling om van een bestaande GUI te vertrekken, en daar de nodige functionaliteit aan toe te voegen. In wat hierna volgt, geven we een overzicht van de bestaande tools en standaarden die ons geholpen hebben in het vormen van een beeld van wat deze GUI moet kunnen, en wat niet. </text:p>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text:note text:id="ftn0" text:note-class="endnote"><text:note-citation>iii</text:note-citation><text:note-body><text:p text:style-name="Endnote">http://www.openarchives.org/pmh/</text:p></text:note-body></text:note> (in de geleverde formaten), en voorziet een zoekinterface om de pakketten te ontsluiten. Om de zoekervaring te uniformiseren verplicht CultureHub dat de data ook in het XML-formaat AFF (Another Fine Format) wordt aangeleverd. AFF is eigen XML-formaat dat juist het nodige bevat om te kunnen zoeken in CultureHub.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text:soft-page-break/>Het programma is geschreven in Java, en is dus beschikbaar voor elk besturingssysteem die beschikt over Java-ondersteuning. Uitgebracht in Open-Source.</text:p>
      <text:h text:style-name="Heading_20_5" text:outline-level="5">Europeana SIP Creator<text:note text:id="ftn3" text:note-class="endnote"><text:note-citation>iv</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4" text:note-class="endnote"><text:note-citation>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5" text:note-class="endnote"><text:note-citation>vi</text:note-citation><text:note-body><text:p text:style-name="Endnote">http://www.digitalpreservation.gov/documents/bagitspec.pdf</text:p></text:note-body></text:note></text:h>
      <text:p text:style-name="Text_20_body">BagIt is een bestandsformaat die speciaal ontwikkeld is om volledige bestandsstructuren – i.e. mappen, en onderliggende bestanden – op te slaan onder één noemer, en die bestanden 'veilig' te stellen door het bijhouden van controlesommen of 'checksums' (zie <text:bookmark-ref text:reference-format="number-no-superior" text:ref-name="__RefHeading__484_2071450521">1.4</text:bookmark-ref>).</text:p>
      <text:p text:style-name="Text_20_body">Hiermee gelijkt het zeer sterk op bestandsformaten als ZIP en TAR, maar het voegt de mogelijkheid aan toe om wijzigingen in de data te verifiëren. De checksums kunnen onder andere uitgedrukt worden in MD5 of SHA1.</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text:soft-page-break/>b4a88128dfba780402150a8b223f26a2 data/payload2.jpg</text:p>
      <text:p text:style-name="Text_20_body">Tussen zender en ontvanger van een bagit bestaat een overeenkomst: de zender maakt het manifestbestand aan; de ontvanger herberekent de checksums van de payloads, en vergelijkt die met de checksums zoals vermeld in het bestand manifest-md5.txt. Wanneer die niet met elkaar overeenkomen, zijn er wijzigingen binnengeslopen, hetzij bewust (meestal met kwaadwillig opzet), hetzij onbewust (wegens netwerktransport).</text:p>
      <text:p text:style-name="Text_20_body">Als map lijkt een bagit eerder een bestandsstructuur dan een formaat in strikte zin. Maar de standaard laat ook toe dat de map verpakt wordt als een archiefbestand, i.e. als ZIP of TAR.</text:p>
      <text:p text:style-name="Text_20_body">BagIt kan ook metadata bevatten. Het bestand bag-info.txt bevat een vlakke beschrijving van de payloads in hun geheel:</text:p>
      <text:p text:style-name="P1">Bag-Size: 758.7 KB</text:p>
      <text:p text:style-name="P1">Bagging-Date: 2011-01-09</text:p>
      <text:p text:style-name="P1">DC-AccessRights: ugent</text:p>
      <text:p text:style-name="P1">DC-Creator: Verleysen, Sabine</text:p>
      <text:p text:style-name="P1">DC-DateAccepted: 2011-01-09</text:p>
      <text:p text:style-name="P1">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6" text:note-class="endnote"><text:note-citation>vi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7" text:note-class="endnote"><text:note-citation>vi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8" text:note-class="endnote"><text:note-citation>ix</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text:soft-page-break/>daarbij XML. METS combineert met andere woorden de digitale wereld met de wereld van de metadata.</text:p>
      <text:p text:style-name="Text_20_body">De nood aan zo'n standaard komt voort uit de complexiteit van dergelijke digitale data. Wanneer men bijvoorbeeld de pagina's van een dichtenbundel inscant, en die wilt beschrijven in een document, moet men de volgende dingen bekijken: </text:p>
      <text:list xml:id="list157021573" text:style-name="L2">
        <text:list-item>
          <text:p text:style-name="P4">technische metadata van elk bestand (locatie, formaat, checksum, type).</text:p>
        </text:list-item>
        <text:list-item>
          <text:p text:style-name="P4">de bibliografische metadata . Vaak bestaat die in meerdere formaten. Uit het document moet ondubbelzinnig blijken dat de metadata handelt over ofwel het geheel van de beschreven bestanden, ofwel een deel ervan.</text:p>
        </text:list-item>
        <text:list-item>
          <text:p text:style-name="P4">Administratieve metadata moet gekoppeld worden aan ofwel het geheel van de bestanden, ofwel aan een deel ervan. Voorbeeld: auteursrechten.</text:p>
        </text:list-item>
        <text:list-item>
          <text:p text:style-name="P4">Er moeten verbanden gelegd kunnen worden tussen de verschillende onderdelen. Hoe maak je een computer bijvoorbeeld wijs dat een bibliografisch beschrijving in het document van toepassing op pagina 1 en 2 van de dichtenbundel, en niet op de rest?</text:p>
          <text:p text:style-name="P4">METS lost deze complexiteit door het probleem te ontbinden in zijn onderdelen, en de linken later te leggen.</text:p>
          <text:p text:style-name="P4">Een typisch METS-document bestaat uit de volgende “losse” onderdelen:</text:p>
        </text:list-item>
        <text:list-item>
          <text:p text:style-name="P4">één of meerdere <text:span text:style-name="T4">dmdSec</text:span> (Descriptive Metadata Section). Elke dmdSec bevat XML-data met beschrijvende metadata, of verwijst naar een externe locatie. Elke dmdSec heeft een identifier.</text:p>
        </text:list-item>
        <text:list-item>
          <text:p text:style-name="P4">één of meerdere <text:span text:style-name="T4">amdSec</text:span> (Administrative Metadata Section). Elke amdSec bevat XML-data met administratieve metadata, of verwijst naar een externe locatie. Elke amdSec heeft een identifier.</text:p>
        </text:list-item>
        <text:list-item>
          <text:p text:style-name="P4">één <text:span text:style-name="T4">fileSec</text:span> (File Section), met één of meerdere <text:span text:style-name="T4">fileGrp</text:span> en <text:span text:style-name="T4">file</text:span>. Elke <text:span text:style-name="T4">file</text:span> heeft een identifier.</text:p>
          <text:p text:style-name="P10">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list>
            <text:list-header>
              <text:p text:style-name="P10">De structuur van een structMap is vrij.</text:p>
            </text:list-header>
          </text:list>
        </text:list-item>
      </text:list>
      <text:p text:style-name="P2">Er bestaan verschillende softwarebibliotheken<text:note text:id="ftn9" text:note-class="endnote"><text:note-citation>x</text:note-citation><text:note-body><text:p text:style-name="Endnote">http://www.loc.gov/standards/mets/mets-tools.html</text:p></text:note-body></text:note>, voornamelijk geschreven in Java: METS Java Toolkit<text:note text:id="ftn10" text:note-class="endnote"><text:note-citation>xi</text:note-citation><text:note-body><text:p text:style-name="Endnote">http://hul.harvard.edu/mets/</text:p></text:note-body></text:note>, METS API 1.2<text:note text:id="ftn11" text:note-class="endnote"><text:note-citation>xii</text:note-citation><text:note-body><text:p text:style-name="Endnote">http://sourceforge.net/projects/mets-api/</text:p></text:note-body></text:note>, jpstroop / mets-api<text:note text:id="ftn12" text:note-class="endnote"><text:note-citation>xiii</text:note-citation><text:note-body><text:p text:style-name="Endnote">https://github.com/jpstroop/mets-api</text:p></text:note-body></text:note>. 7train METS Generation Tool<text:note text:id="ftn13" text:note-class="endnote"><text:note-citation>xiv</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14" text:note-class="endnote"><text:note-citation>x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text:soft-page-break/>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15" text:note-class="endnote"><text:note-citation>xvi</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View, een grafisch paneel waarmee de metadata, opgeslagen in het bestand bag-info.txt, kan worden aangepast. De velden van de bag-info.txt kunnen eveneens onderworpen worden aan regels zoals vastgelegd in een profiel. Handig dus voor organisaties die op een vaste manier hun metadata beschrijven.</text:p>
      <text:h text:style-name="Heading_20_3" text:outline-level="3"><text:bookmark-start text:name="__RefHeading__484_2071450521"/>Wijzigingen in de data verifiëerbaar maken<text:bookmark-end text:name="__RefHeading__484_2071450521"/></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Batch renamers</text:h>
      <text:h text:style-name="Heading_20_5" text:outline-level="5">Batchfilerenametool<text:note text:id="ftn16" text:note-class="endnote"><text:note-citation>xvii</text:note-citation><text:note-body><text:p text:style-name="Endnote">http://code.google.com/p/batchfilerenametool/</text:p></text:note-body></text:note></text:h>
      <text:p text:style-name="P2">Grafische tool, gemaakt door ontwikkelaars van Google, om een reeks bestanden in een map te hernoemen. De procedure is als volgt:</text:p>
      <text:list xml:id="list1612985127" text:style-name="L3">
        <text:list-item>
          <text:p text:style-name="P5">Selecteer een map. Alle operaties zullen toegepast worden op de onderliggende bestanden in deze map. De bestandsnaam wordt opgesplits in de volgende onderdelen: naam + punt + extensie.</text:p>
        </text:list-item>
        <text:list-item>
          <text:p text:style-name="P5">selecteer 'prefix' om aan 'naam' toe te voegen (optioneel)</text:p>
        </text:list-item>
        <text:list-item>
          <text:p text:style-name="P5">geef woord op als vervanger voor 'naam' (optioneel)</text:p>
        </text:list-item>
        <text:list-item>
          <text:p text:style-name="P5">geef aan hoe uitkomsten genummerd moeten worden, hoe, en hoeveel 'padding' er gegeven moet worden (optioneel)</text:p>
        </text:list-item>
        <text:list-item>
          <text:p text:style-name="P5">geef suffix op (optioneel)</text:p>
        </text:list-item>
        <text:list-item>
          <text:p text:style-name="P5">vink aan of de extensie moet bewaard worden (optioneel)</text:p>
          <text:p text:style-name="P11">Voorbeeld:</text:p>
          <text:p text:style-name="P11">– <text:tab/>map: c++, met onderliggende bestanden Hello.cpp en Test.cpp</text:p>
        </text:list-item>
        <text:list-item>
          <text:p text:style-name="P11">prefix: hello-</text:p>
        </text:list-item>
        <text:list-item>
          <text:p text:style-name="P11"><text:soft-page-break/>suffix: test</text:p>
        </text:list-item>
        <text:list-item>
          <text:p text:style-name="P11">padding: 4</text:p>
        </text:list-item>
        <text:list-item>
          <text:p text:style-name="P11">uitkomst: hello-Hello0001-test.cpp en hello-Test-0002.cpp</text:p>
        </text:list-item>
      </text:list>
      <text:p text:style-name="P2">De tool is geschreven in Java, en dus beschikbaar voor elk systeem dat Java ondersteunt.</text:p>
      <text:h text:style-name="Heading_20_5" text:outline-level="5">Bulk rename utility<text:note text:id="ftn17" text:note-class="endnote"><text:note-citation>xviii</text:note-citation><text:note-body><text:p text:style-name="Endnote"><text:s/>http://www.bulkrenameutility.co.uk/Main_Intro.php</text:p></text:note-body></text:note></text:h>
      <text:p text:style-name="Text_20_body">Grafische tool, enkel voor Windows beschikbaar. De tool is zeer populair op het internet door de grote waaier aan opties bij het hernoemen van bestanden. Bestanden kunnen bijvoorbeeld hernoemd worden op basis van reguliere expressies. Maar juist deze grote schat aan mogelijkheden kan de modale gebruiker te veel overdonderen. Alle mogelijke opties zijn zichtbaar in het hoofdscherm, waardoor de interface onoverzichtelijk wordt.</text:p>
      <text:h text:style-name="Heading_20_5" text:outline-level="5">File renamer Basic<text:note text:id="ftn18" text:note-class="endnote"><text:note-citation>xix</text:note-citation><text:note-body><text:p text:style-name="Endnote"><text:s/>http://download.cnet.com/File-Renamer-Basic/3000-2248_4-11753579.html</text:p></text:note-body></text:note></text:h>
      <text:p text:style-name="Text_20_body">Grafische tool, enkel voor Windows beschikbaar, en niet gratis beschikbaar. De selectie van bronbestanden gebeurt op basis van reguliere expressies, net zoals de hernoeming. Technische metadata van het bestand kan ook worden opgenomen in de nieuwe bestandsnaam.</text:p>
      <text:h text:style-name="Heading_20_5" text:outline-level="5">Advanced Renamer<text:note text:id="ftn19" text:note-class="endnote"><text:note-citation>xx</text:note-citation><text:note-body><text:p text:style-name="Endnote"><text:s/>http://www.advancedrenamer.com</text:p></text:note-body></text:note></text:h>
      <text:p text:style-name="Text_20_body">Grafische tool, enkel voor Windows beschikbaar. De tool is een stuk eenvoudiger dan de Bulk rename utility. Zo worden geen reguliere expressies gebruikt, maar wel een eenvoudigere syntax, vergelijkbaar met die van RenameWand (zie verder). Technische metadata van het bestand kan ook worden opgenomen in de nieuwe bestandsnaam.</text:p>
      <text:h text:style-name="Heading_20_5" text:outline-level="5">PFrank<text:note text:id="ftn20" text:note-class="endnote"><text:note-citation>xxi</text:note-citation><text:note-body><text:p text:style-name="Endnote">http://www3.telus.net/pfrank/index.html</text:p></text:note-body></text:note></text:h>
      <text:p text:style-name="Text_20_body">Grafische tool, enkel voor Windows beschikbaar. De tool is even complex als Bulk rename utility, en bevat grosso modo dezelfde functionaliteit, maar is veel overzichtelijker. Zo worden de meest gebruikte functies in het hoofdscherm gezet, terwijl de geavanceerde opties verbanden worden naar het menu.</text:p>
      <text:h text:style-name="Heading_20_5" text:outline-level="5"><text:bookmark-start text:name="__RefHeading__542_2071450521"/>RenameWand<text:note text:id="ftn21" text:note-class="endnote"><text:note-citation>xxii</text:note-citation><text:note-body><text:p text:style-name="Endnote">http://renamewand.sourceforge.net/</text:p></text:note-body></text:note><text:bookmark-end text:name="__RefHeading__542_2071450521"/></text:h>
      <text:p text:style-name="Text_20_body">Console applicatie, geschreven in Java, en dus beschikbaar voor alle platformen. De applicatie hanteert een eigen syntax om bestanden te hernoemen, die veel eenvoudiger is dan de syntax van een reguliere expressie. De applicatie selecteert bestanden in een opgegeven map op basis van een <text:span text:style-name="T4">source pattern</text:span>, en hernoemt ze op basis van een <text:span text:style-name="T4">target pattern</text:span>.</text:p>
      <text:p text:style-name="Text_20_body">Voorbeeld:</text:p>
      <text:p text:style-name="Text_20_body">map: bhsl-pap, met bestanden BHSL-PAP-0064_2012_0001_MA.tif, BHSL-PAP-0064_2012_0002_MA.tif en <text:s/>BHSL-PAP-0064_2012_0001_MA.jpg</text:p>
      <text:p text:style-name="Text_20_body"><text:soft-page-break/>source pattern: &lt;prefix&gt;_&lt;year&gt;_0001_MA.&lt;extension&gt;</text:p>
      <text:p text:style-name="Text_20_body">target pattern: <text:s/>&lt;year&gt;_&lt;prefix&gt;_0001_MA.&lt;extension&gt;</text:p>
      <text:p text:style-name="Text_20_body">result:</text:p>
      <text:p text:style-name="Text_20_body">BHSL-PAP-0064_2012_0001_MA.tif =&gt; 2012_BHSL-PAP-0064_0001_MA.tif</text:p>
      <text:p text:style-name="Text_20_body">BHSL-PAP-0064_2012_0002_MA.tif =&gt; 2012_BHSL-PAP-0064_0002_MA.tif<text:tab/></text:p>
      <text:h text:style-name="Heading_20_3" text:outline-level="3">Conclusies</text:h>
      <text:list xml:id="list597515965" text:style-name="L4">
        <text:list-item>
          <text:p text:style-name="P6">Een reeks tools en standaarden bevatten interessante ideeën, elk met hun voordelen en nadelen. Als basis van het containerformaat hebben we ervoor gekozen om de Bagit-standaard te combineren met het gebruik van METS. BagIt kan beter om met het opslaan van de data, en het bijhouden van de checksums, terwijl METS beter is in het beschrijven van de metadata, en het leggen van de link tussen de metadata en de data.</text:p>
        </text:list-item>
        <text:list-item>
          <text:p text:style-name="P6">METS:</text:p>
          <text:list>
            <text:list-item>
              <text:p text:style-name="P6">open standaard</text:p>
            </text:list-item>
            <text:list-item>
              <text:p text:style-name="P6">verpakt zowel metadata als data. Een METS-document kan beide 'opnemen' op twee verschillende manieren: 1) door het kopiëren van de data in het document (mits speciale encodering); 2) door een verwijzing op te nemen naar de bestanden, vaak door middel van hyperlinks. De eerste optie is interessant omdat we streven naar het creëren van een exportformaat. Hyperlinks kunnen verwijzen naar data, die in de toekomst niet meer aanwezig is op de aangewezen plaats. In principe zouden we alleen METS kunnen gebruiken als containerformaat. Maar als we de data opnemen in het bestand, kan dit bestand te groot en onhandelbaar worden. Beeld je een METS-document in van een paar gigabytes, die niemand meer kan openen. Daarom is het beter om – enkel in het geval van de data – gebruik te maken van hyperlinks. Metadata moet in principe letterlijk opgenomen worden. We moeten ernaar streven dat de data niet naar externe metadata-records verwijst, omwille van dezelfde reden.</text:p>
            </text:list-item>
            <text:list-item>
              <text:p text:style-name="P6">Checksums van data kunnen bijgehouden worden, maar zijn niet verplicht.</text:p>
            </text:list-item>
          </text:list>
        </text:list-item>
        <text:list-item>
          <text:p text:style-name="P6">Bagit:</text:p>
          <text:list>
            <text:list-item>
              <text:p text:style-name="P6">open standaard</text:p>
            </text:list-item>
            <text:list-item>
              <text:p text:style-name="P6">verpakt zowel metadata als data. Verpakken van data is handiger. Metadata wordt stiefmoederlijk behandelt. De bag-info.txt kan enkel een vlakke beschrijving bevatten, geen gestructureerde.</text:p>
            </text:list-item>
            <text:list-item>
              <text:p text:style-name="P6">Checksums zijn verplicht</text:p>
            </text:list-item>
          </text:list>
        </text:list-item>
        <text:list-item>
          <text:p text:style-name="P6">Renamer: </text:p>
          <text:list>
            <text:list-item>
              <text:p text:style-name="P6">keuze voor RenameWand:</text:p>
              <text:list>
                <text:list-item>
                  <text:p text:style-name="P6"><text:soft-page-break/>bibliotheek gemakkelijker te extraheren (eigen versie: RenameWandLib)</text:p>
                </text:list-item>
                <text:list-item>
                  <text:p text:style-name="P6">handig syntax</text:p>
                </text:list-item>
              </text:list>
            </text:list-item>
            <text:list-item>
              <text:p text:style-name="P6">er bestaan verschillende manieren om bestanden te hernoemen:</text:p>
              <text:list>
                <text:list-item>
                  <text:p text:style-name="P6">selectie van files </text:p>
                </text:list-item>
                <text:list-item>
                  <text:p text:style-name="P6">selectie van map (selectie van files moet nog gemaakt worden).</text:p>
                </text:list-item>
              </text:list>
            </text:list-item>
            <text:list-item>
              <text:p text:style-name="P6">Onderscheid maken tussen modale en geavanceerde gebruiker</text:p>
            </text:list-item>
            <text:list-item>
              <text:p text:style-name="P6">niet alle functionaliteit proberen op te dringen aan de gebruiker, of in de interface te steken.</text:p>
            </text:list-item>
          </text:list>
        </text:list-item>
        <text:list-item>
          <text:p text:style-name="P6">Keuze van globale grafische interface als vertrekpunt: Bagger van Library Of Congress:</text:p>
          <text:list>
            <text:list-item>
              <text:p text:style-name="P6">gebruik van BagIt van Library Of Congress, die alle opties van de standaard ondersteunt.</text:p>
            </text:list-item>
            <text:list-item>
              <text:p text:style-name="P6">Geschreven in Java, en dus te bruikbaar voor elk systeem dat Java ondersteunt.</text:p>
            </text:list-item>
            <text:list-item>
              <text:p text:style-name="P6">BagKit bevat ook volledige ondersteuning, maar is in Ruby geschreven, waarmee ik minder vertrouwd ben.</text:p>
            </text:list-item>
          </text:list>
        </text:list-item>
      </text:list>
      <text:h text:style-name="Heading_20_1" text:outline-level="1">Functionaliteit in Bagger library of congress</text:h>
      <text:h text:style-name="Heading_20_3" text:outline-level="3">Beschrijving</text:h>
      <text:list xml:id="list1588466377" text:style-name="L5">
        <text:list-item>
          <text:p text:style-name="P7">Bagit aanmaken:</text:p>
          <text:list>
            <text:list-item>
              <text:p text:style-name="P7">selecteer versie van bagit. </text:p>
            </text:list-item>
            <text:list-item>
              <text:p text:style-name="P7">selecteer profiel voor bag-info.txt</text:p>
            </text:list-item>
          </text:list>
        </text:list-item>
        <text:list-item>
          <text:p text:style-name="P7">Voeg payloads en tagbestanden toe:</text:p>
          <text:list>
            <text:list-item>
              <text:p text:style-name="P7">klik op '+' boven de lijst om bestanden te selecteren</text:p>
            </text:list-item>
            <text:list-item>
              <text:p text:style-name="P7">klik op '-' om een geselecteerd bestand of map terug uit de lijst te verwijderen.</text:p>
            </text:list-item>
            <text:list-item>
              <text:p text:style-name="P7">Verplaats bestanden naar de lijst via drag and drop.</text:p>
            </text:list-item>
            <text:list-item>
              <text:p text:style-name="P7">Verplaats url vanuit browser naar lijst via drag-and-drop</text:p>
            </text:list-item>
            <text:list-item>
              <text:p text:style-name="P7">men kan met andere woorden data verzamelen van verschillende bronnen, een mappenstructuur maken, </text:p>
            </text:list-item>
          </text:list>
        </text:list-item>
        <text:list-item>
          <text:p text:style-name="P7">Opslaan van bagit:</text:p>
          <text:list>
            <text:list-item>
              <text:p text:style-name="P7">kies opslagplaats</text:p>
            </text:list-item>
            <text:list-item>
              <text:p text:style-name="P7">kies seriëel (zip, tar en tar.gz) of niet-seriëel formaat (bestandsmap)</text:p>
            </text:list-item>
            <text:list-item>
              <text:p text:style-name="P7"><text:soft-page-break/>kies checksum algoritme voor manifestbestanden.</text:p>
            </text:list-item>
            <text:list-item>
              <text:p text:style-name="P7">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7">Mappen met enkel het bestand .keep worden mee opgenomen in de payloads; lege mappen niet, conform de bagit specificatie.</text:p>
            </text:list-item>
          </text:list>
        </text:list-item>
        <text:list-item>
          <text:p text:style-name="P7">Pas de bag-info aan:</text:p>
          <text:list>
            <text:list-item>
              <text:p text:style-name="P7">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7">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7">Profiel voor bag-info.txt:</text:p>
          <text:list>
            <text:list-item>
              <text:p text:style-name="P7">geschreven in JSON<text:note text:id="ftn22" text:note-class="endnote"><text:note-citation>xxiii</text:note-citation><text:note-body><text:p text:style-name="Endnote"><text:s/>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7">veldnaam</text:p>
                </text:list-item>
                <text:list-item>
                  <text:p text:style-name="P7">veld is vereist: ja/nee</text:p>
                </text:list-item>
                <text:list-item>
                  <text:p text:style-name="P7">verplichte waarde</text:p>
                </text:list-item>
                <text:list-item>
                  <text:p text:style-name="P7">default waarde</text:p>
                </text:list-item>
                <text:list-item>
                  <text:p text:style-name="P7">mogelijke waarden die het veld mag bevatten.</text:p>
                </text:list-item>
              </text:list>
            </text:list-item>
            <text:list-item>
              <text:p text:style-name="P7">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7">Validatie profiel is niet noodzakelijk om de bag op te slaan. Het levert wel een waarschuwing op.</text:p>
            </text:list-item>
            <text:list-item>
              <text:p text:style-name="P7">Een extra veld “Profile Name” wordt aan de bag-info toegevoegd, en is read-only.</text:p>
            </text:list-item>
          </text:list>
        </text:list-item>
        <text:list-item>
          <text:p text:style-name="P7"><text:soft-page-break/>Controleer of bag 'complete' is</text:p>
          <text:list>
            <text:list-item>
              <text:p text:style-name="P7">klik op het icoon 'is bag complete'.</text:p>
            </text:list-item>
            <text:list-item>
              <text:p text:style-name="P7">Controleert of alle verplichte bestanden aanwezig zijn, en alle payloads zoals opgegeven in het manifestbestand.</text:p>
            </text:list-item>
          </text:list>
        </text:list-item>
        <text:list-item>
          <text:p text:style-name="P7">Valideer bag:</text:p>
          <text:list>
            <text:list-item>
              <text:p text:style-name="P7">klik op het icoon 'validate bag'</text:p>
            </text:list-item>
            <text:list-item>
              <text:p text:style-name="P7">controleert of de bag 'complete' is, en controleert de checksums van alle payloads</text:p>
            </text:list-item>
            <text:list-item>
              <text:p text:style-name="P7">geeft een waarschuwing indien het profiel fouten opmerkt in de bag-info.</text:p>
            </text:list-item>
          </text:list>
        </text:list-item>
        <text:list-item>
          <text:p text:style-name="P7">Create Bag in Place:</text:p>
          <text:list>
            <text:list-item>
              <text:p text:style-name="P7">klik op het icoon 'create bag in place'.</text:p>
            </text:list-item>
            <text:list-item>
              <text:p text:style-name="P7">een bestandskiezer verschijnt die je toelaat een map te selecteren. De bestanden in die map worden beschouwd als de payloads van de te creëren bag.</text:p>
            </text:list-item>
            <text:list-item>
              <text:p text:style-name="P7">een seriëel formaat is niet mogelijk, enkel een eenvoudig bagit directory. </text:p>
            </text:list-item>
            <text:list-item>
              <text:p text:style-name="P7">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7">Console output handig om na te trekken waar het fout ging</text:p>
        </text:list-item>
        <text:list-item>
          <text:p text:style-name="P7">Mogelijkheid tot vertalen door middel van “messages” in textbestand.</text:p>
        </text:list-item>
        <text:list-item>
          <text:p text:style-name="P7">Bekijk tag files in viewer, in geformateerde modus</text:p>
        </text:list-item>
      </text:list>
      <text:h text:style-name="Heading_20_3" text:outline-level="3">Aandachtspunten</text:h>
      <text:list xml:id="list2075244121" text:style-name="WWNum1">
        <text:list-item>
          <text:p text:style-name="P8">Vertalen niet overal mogelijk. Hier en daar staan nog hardgecodeerde boodschappen in het Engels.</text:p>
        </text:list-item>
        <text:list-item>
          <text:p text:style-name="P8">Bestanden toevoegen is onhandig op enkele vlakken:</text:p>
          <text:list>
            <text:list-item>
              <text:p text:style-name="P8">drag-and-drop van bestanden naar de lijst lukt niet, zowel in Linux als in Windows.</text:p>
            </text:list-item>
            <text:list-item>
              <text:p text:style-name="P8">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8">Geen mogelijkheid tot samenvoegen van mappenstructuren ('mergen').</text:p>
            </text:list-item>
            <text:list-item>
              <text:p text:style-name="P8"><text:soft-page-break/>Bestandskiezer geeft de indruk dat het mogelijk is om bestanden uit de lijst te verplaatsen via drag-and-drop, maar wanneer je een element uit de lijst verplaatst, verdwijnt hij bij het loslaten.</text:p>
            </text:list-item>
            <text:list-item>
              <text:p text:style-name="P8">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8">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8">Baginfo:</text:p>
          <text:list>
            <text:list-item>
              <text:p text:style-name="P8">Profielen zijn bestanden, geschreven in JSON. Geen GUI<text:note text:id="ftn23" text:note-class="endnote"><text:note-citation>xxiv</text:note-citation><text:note-body><text:p text:style-name="Endnote"><text:s/>Graphic User Interface (GUI)</text:p></text:note-body></text:note> om zo’n profiel aan te maken of aan te passen. Te technisch dus, hoewel de semantiek heel eenvoudig is.</text:p>
            </text:list-item>
            <text:list-item>
              <text:p text:style-name="P8">De veldnamen van het profiel verschijnen niet in de lijst van toe te voegen velden.</text:p>
            </text:list-item>
            <text:list-item>
              <text:p text:style-name="P8">Profielen niet aanpasbaar eenmaal bag geladen</text:p>
            </text:list-item>
            <text:list-item>
              <text:p text:style-name="P8">Betere feedback bij validatie profiel nodig.</text:p>
            </text:list-item>
            <text:list-item>
              <text:p text:style-name="P8">Optie bij profiel toe te voegen: opslaan bij foute profiel-validatie ja/nee.</text:p>
            </text:list-item>
            <text:list-item>
              <text:p text:style-name="P8">Bij het openen van een nieuwe bag kan het profiel gekozen worden. Niet meer daarna.</text:p>
            </text:list-item>
          </text:list>
        </text:list-item>
        <text:list-item>
          <text:p text:style-name="P8">Create bag:</text:p>
          <text:list>
            <text:list-item>
              <text:p text:style-name="P8">Bij 'create bag' wordt er niet gechekt of er een bag open staat. De open bag wordt gewoon gesloten, en wijzingen niet opgeslagen. In dat geval moet er de vraag komen of de bag niet opgeslaan moet worden. </text:p>
            </text:list-item>
          </text:list>
        </text:list-item>
        <text:list-item>
          <text:p text:style-name="P8">Bag in place:</text:p>
          <text:list>
            <text:list-item>
              <text:p text:style-name="P8">Zou net als bij 'create bag' een waarschuwing moeten geven wanneer een openstaande bag gesloten wordt.</text:p>
            </text:list-item>
          </text:list>
        </text:list-item>
        <text:list-item>
          <text:p text:style-name="P8">Holey bag:</text:p>
          <text:list>
            <text:list-item>
              <text:p text:style-name="P8">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8"><text:soft-page-break/>verwarrend: je selecteert eerst bestanden uit het bestandsysteem, of uit je browser, om dan vervolgens aan te geven dat ze niet op je lokale schijf staan, maar elders.</text:p>
            </text:list-item>
            <text:list-item>
              <text:p text:style-name="P8">Misschien beter:</text:p>
              <text:list>
                <text:list-item>
                  <text:p text:style-name="P8">make holey (maak je volledige bag holey)</text:p>
                </text:list-item>
                <text:list-item>
                  <text:p text:style-name="P8">voeg extern bestand toe (url)</text:p>
                </text:list-item>
              </text:list>
            </text:list-item>
          </text:list>
        </text:list-item>
      </text:list>
      <text:h text:style-name="Heading_20_3" text:outline-level="3">TODO</text:h>
      <text:list xml:id="list488939316" text:continue-numbering="true" text:style-name="WWNum1">
        <text:list-item>
          <text:p text:style-name="P8">Vertalen naar Nederlands via configuratiebestand messages.properties.</text:p>
        </text:list-item>
        <text:list-item>
          <text:p text:style-name="P8">Metadata:</text:p>
          <text:list>
            <text:list-item>
              <text:p text:style-name="P8">Toevoegen metadatabestanden via bestandslijst zoals er reeds bestaat voor de payloads en de tagbestanden.</text:p>
            </text:list-item>
            <text:list-item>
              <text:p text:style-name="P8">Validatie metadatabestanden aan bestaande standaarden (EAD, MODS, Dublin Core, MADS en Premis).</text:p>
            </text:list-item>
            <text:list-item>
              <text:p text:style-name="P8">Automatische generatie van mets.xml op basis van de bag-info.txt, manifest-m5.txt en meegeleverde metadata. Meegeleverde mets.xml wordt aangevuld. </text:p>
            </text:list-item>
          </text:list>
        </text:list-item>
        <text:list-item>
          <text:p text:style-name="P8">Bestanden:</text:p>
          <text:list>
            <text:list-item>
              <text:p text:style-name="P8">Bestandsherkenning, en controles op bestandstype.</text:p>
            </text:list-item>
            <text:list-item>
              <text:p text:style-name="P8">Opkuisen van bestandsnamen, i.e. verwijderen van tekens uit de namen die de overdracht van bestanden kan bemoeilijken. vb. spaties vervangen door underscores.</text:p>
            </text:list-item>
            <text:list-item>
              <text:p text:style-name="P8">Bestanden hernoemen volgens patronen (en het gebruiksvriendelijk houden). Die renamer moet automatiseren wat men ook handmatig kan doen.</text:p>
            </text:list-item>
          </text:list>
        </text:list-item>
        <text:list-item>
          <text:p text:style-name="P8">Opladen van een bagit naar een externe repository.</text:p>
        </text:list-item>
        <text:list-item>
          <text:p text:style-name="P8">Profielen bag-info.txt aanmaken via GUI.</text:p>
        </text:list-item>
        <text:list-item>
          <text:p text:style-name="P8">(Creëren van bags in batch-modus.)</text:p>
        </text:list-item>
      </text:list>
      <text:h text:style-name="Heading_20_1" text:outline-level="1">Verklarende woordenlijst</text:h>
      <table:table table:name="word_list" table:style-name="word_5f_list">
        <table:table-column table:style-name="word_5f_list.A" table:number-columns-repeated="2"/>
        <table:table-row>
          <table:table-cell table:style-name="word_5f_list.A1" office:value-type="string">
            <text:p text:style-name="P15">AFF</text:p>
          </table:table-cell>
          <table:table-cell table:style-name="word_5f_list.A1" office:value-type="string">
            <text:p text:style-name="P14">Another Fine Format</text:p>
          </table:table-cell>
        </table:table-row>
        <table:table-row>
          <table:table-cell table:style-name="word_5f_list.A1" office:value-type="string">
            <text:p text:style-name="P15">GUI</text:p>
          </table:table-cell>
          <table:table-cell table:style-name="word_5f_list.A1" office:value-type="string">
            <text:p text:style-name="P14">Grafic User Interface</text:p>
          </table:table-cell>
        </table:table-row>
        <table:table-row>
          <table:table-cell table:style-name="word_5f_list.A1" office:value-type="string">
            <text:p text:style-name="P15">JSON</text:p>
          </table:table-cell>
          <table:table-cell table:style-name="word_5f_list.A1" office:value-type="string">
            <text:p text:style-name="P14">Javascript Object Notation</text:p>
          </table:table-cell>
        </table:table-row>
        <table:table-row>
          <table:table-cell table:style-name="word_5f_list.A1" office:value-type="string">
            <text:p text:style-name="P15">METS</text:p>
          </table:table-cell>
          <table:table-cell table:style-name="word_5f_list.A1" office:value-type="string">
            <text:p text:style-name="P12">Metadata Encoding and Transmission <text:soft-page-break/>Standard</text:p>
          </table:table-cell>
        </table:table-row>
        <table:table-row>
          <table:table-cell table:style-name="word_5f_list.A1" office:value-type="string">
            <text:p text:style-name="P15">OAI-PMH</text:p>
          </table:table-cell>
          <table:table-cell table:style-name="word_5f_list.A1" office:value-type="string">
            <text:p text:style-name="P14">Open Archives Initiative Protocol for Metadata Harvesting</text:p>
          </table:table-cell>
        </table:table-row>
        <table:table-row>
          <table:table-cell table:style-name="word_5f_list.A1" office:value-type="string">
            <text:p text:style-name="P15">XML</text:p>
          </table:table-cell>
          <table:table-cell table:style-name="word_5f_list.A1" office:value-type="string">
            <text:p text:style-name="P14">E<text:span text:style-name="T5">x</text:span>tensible Markup Language</text:p>
          </table:table-cell>
        </table:table-row>
        <table:table-row>
          <table:table-cell table:style-name="word_5f_list.A1" office:value-type="string">
            <text:p text:style-name="P15">XSLT</text:p>
          </table:table-cell>
          <table:table-cell table:style-name="word_5f_list.A1" office:value-type="string">
            <text:p text:style-name="P14">E<text:span text:style-name="T5">x</text:span>tensible Stylesheet Language Transforma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100%" fo:margin-left="0.3402in" fo:margin-right="0in" fo:margin-top="0.1201in" fo:margin-bottom="0.1201in" fo:line-height="100%" fo:text-align="start" style:justify-single-word="false" fo:text-indent="0in" style:auto-text-indent="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362</meta:editing-cycles>
    <meta:creation-date>2012-06-17T20:32:00</meta:creation-date>
    <dc:date>2012-08-05T21:52:02</dc:date>
    <meta:editing-duration>PT12H22M19S</meta:editing-duration>
    <meta:generator>LibreOffice/3.5$Linux_x86 LibreOffice_project/350m1$Build-2</meta:generator>
    <meta:document-statistic meta:table-count="1" meta:image-count="0" meta:object-count="0" meta:page-count="15" meta:paragraph-count="254" meta:word-count="3708" meta:character-count="24465" meta:non-whitespace-character-count="21439"/>
    <meta:template xlink:type="simple" xlink:actuate="onRequest" xlink:title="Normal.dotm" xlink:href=""/>
  </office:meta>
</office:document-meta>
</file>